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 Rendu de la réunion du 30/01/2015</text:p>
      <text:p text:style-name="Standard"/>
      <text:p text:style-name="Standard">Lors de cette réunion nous avons parlé de plusieurs choses.</text:p>
      <text:p text:style-name="Standard"/>
      <text:p text:style-name="Standard">Tout d'abord, en ce qui concernant le maillage :</text:p>
      <text:list xml:id="list7705463222442700373" text:style-name="L1">
        <text:list-item>
          <text:p text:style-name="P1">2 types de maillages :</text:p>
          <text:list>
            <text:list-item>
              <text:p text:style-name="P1">Manipulable pour gérer le voisinage de manière dynamique. </text:p>
            </text:list-item>
            <text:list-item>
              <text:p text:style-name="P1">Rendu</text:p>
            </text:list-item>
          </text:list>
        </text:list-item>
        <text:list-item>
          <text:p text:style-name="P1">Se concentrer sur la représentation simple du maillage : utilisation de demi-arêtes pour accéder plus vite au triangle voisin à partir d'une arête choisie. </text:p>
        </text:list-item>
        <text:list-item>
          <text:p text:style-name="P1">Pour le remaillage, faire attention aux flips et aux ajouts des sommets.</text:p>
        </text:list-item>
        <text:list-item>
          <text:p text:style-name="P1">Pour la symétrie, faire une fonction pour déplacer la caméra et la remettre à zéro.</text:p>
        </text:list-item>
      </text:list>
      <text:p text:style-name="Standard"/>
      <text:p text:style-name="Standard">Puis on en parlait de l'interface :</text:p>
      <text:list xml:id="list2937814385740902634" text:style-name="L2">
        <text:list-item>
          <text:p text:style-name="P2">A modifier : <text:s text:c="3"/>-déplacer l'icône du zoom,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">- préciser dans la barre, l'outil Nouveau : Nouveau projet et Nouveau Objet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Le pas de résolution doit être paramétré. Mettre un slide.</text:p>
        </text:list-item>
      </text:list>
      <text:p text:style-name="Standard"/>
      <text:p text:style-name="Standard">Enfin , nous avons évoqué la fonction de subdivision :</text:p>
      <text:list xml:id="list34589992" text:continue-numbering="true" text:style-name="L2">
        <text:list-item>
          <text:p text:style-name="P2">La forme du cube peut être basique construit avec 8 points. Avec la taille du brush, on raffine localement le maillage (subdivision locale). </text:p>
        </text:list-item>
        <text:list-item>
          <text:p text:style-name="P2">Une subdivision globale lissera le modèle.</text:p>
        </text:list-item>
        <text:list-item>
          <text:p text:style-name="P2">Décomposer l'action de la subdivision : outil subdivision avec le brush. Le brush donne les coordonnées des triangles va subdivision.</text:p>
        </text:list-item>
        <text:list-item>
          <text:p text:style-name="P2">Dans l'avenir, on mélange 2 fonctions par exemple : extrude + subdisivion.</text:p>
        </text:list-item>
      </text:list>
      <text:p text:style-name="Standard"/>
      <text:p text:style-name="Standard"/>
      <text:p text:style-name="Standard">Conseil :</text:p>
      <text:list xml:id="list281224618585857427" text:style-name="L3">
        <text:list-item>
          <text:p text:style-name="P3">Regarder LibQGLviewer <text:s/>qui permet de gérer la lumière, le rendu final et de faire une démo vidéo. Regarder l'Api de OpenMesh, et la librairie libQGLviewer.</text:p>
        </text:list-item>
        <text:list-item>
          <text:p text:style-name="P3">Idée de teste sur la structure de maillage et les fonctions. Après chaque commit, refaire les testes.</text:p>
        </text:list-item>
        <text:list-item>
          <text:p text:style-name="P3">Mettre en place les demi-arêtes.</text:p>
        </text:list-item>
      </text:list>
      <text:p text:style-name="Standard"/>
      <text:p text:style-name="Standard">La présentation se fera la semaine du 23 février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cile Peladan</meta:initial-creator>
    <meta:creation-date>2015-01-30T14:01:05.12</meta:creation-date>
    <meta:document-statistic meta:table-count="0" meta:image-count="0" meta:object-count="0" meta:page-count="1" meta:paragraph-count="23" meta:word-count="274" meta:character-count="1569"/>
    <dc:date>2015-01-30T14:41:43.53</dc:date>
    <dc:creator>Cécile Peladan</dc:creator>
    <meta:editing-duration>PT12M6S</meta:editing-duration>
    <meta:editing-cycles>1</meta:editing-cycles>
    <meta:generator>OpenOffice/4.1.1$Win32 OpenOffice.org_project/411m6$Build-9775</meta:generator>
  </office:meta>
</office:document-meta>
</file>